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2000000D6D4343145F18362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2" svg:font-family="Calibri"/>
    <style:font-face style:name="Courier New" svg:font-family="'Courier New'" style:font-adornments="Regular" style:font-family-generic="modern" style:font-pitch="fixed"/>
    <style:font-face style:name="Calibri1"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style:tab-stops>
          <style:tab-stop style:position="5.001cm"/>
        </style:tab-stops>
      </style:paragraph-properties>
    </style:style>
    <style:style style:name="P2" style:family="paragraph" style:parent-style-name="Standard">
      <style:text-properties fo:language="nl" fo:country="NL"/>
    </style:style>
    <style:style style:name="P3" style:family="paragraph" style:parent-style-name="Standard">
      <style:text-properties fo:font-size="14pt" fo:language="nl" fo:country="NL" style:font-size-asian="14pt"/>
    </style:style>
    <style:style style:name="P4" style:family="paragraph" style:parent-style-name="Standard">
      <style:text-properties fo:font-size="9pt" style:font-size-asian="9pt"/>
    </style:style>
    <style:style style:name="P5" style:family="paragraph" style:parent-style-name="Standard">
      <style:paragraph-properties fo:margin-top="0cm" fo:margin-bottom="0.353cm" loext:contextual-spacing="false" fo:line-height="115%" fo:text-align="start" style:justify-single-word="false" fo:orphans="2" fo:widows="2" style:writing-mode="lr-tb"/>
    </style:style>
    <style:style style:name="P6" style:family="paragraph" style:parent-style-name="Title" style:master-page-name="Standard">
      <style:paragraph-properties style:page-number="auto"/>
    </style:style>
    <style:style style:name="P7" style:family="paragraph" style:parent-style-name="List_20_Paragraph" style:list-style-name="WWNum1"/>
    <style:style style:name="P8" style:family="paragraph" style:parent-style-name="Frame_20_contents">
      <style:paragraph-properties fo:margin-top="0cm" fo:margin-bottom="0.353cm" loext:contextual-spacing="false"/>
    </style:style>
    <style:style style:name="P9" style:family="paragraph" style:parent-style-name="Frame_20_contents">
      <style:paragraph-properties fo:margin-top="0cm" fo:margin-bottom="0.353cm" loext:contextual-spacing="false" fo:text-align="center" style:justify-single-word="false"/>
    </style:style>
    <style:style style:name="P10" style:family="paragraph">
      <loext:graphic-properties draw:fill="solid" draw:fill-color="#ffffff"/>
      <style:paragraph-properties fo:text-align="start"/>
      <style:text-properties fo:color="#000000" fo:font-size="18pt"/>
    </style:style>
    <style:style style:name="P11" style:family="paragraph">
      <style:paragraph-properties fo:margin-top="0cm" fo:margin-bottom="0cm" fo:line-height="100%" fo:text-align="start"/>
    </style:style>
    <style:style style:name="P12" style:family="paragraph">
      <loext:graphic-properties draw:fill="none"/>
      <style:paragraph-properties fo:margin-top="0cm" fo:margin-bottom="0cm" fo:line-height="100%" fo:text-align="start"/>
    </style:style>
    <style:style style:name="P13" style:family="paragraph">
      <loext:graphic-properties draw:fill="none"/>
      <style:paragraph-properties fo:text-align="start"/>
    </style:style>
    <style:style style:name="P14" style:family="paragraph">
      <loext:graphic-properties draw:fill="none"/>
      <style:paragraph-properties fo:text-align="start"/>
      <style:text-properties fo:color="#000000" fo:font-size="18pt"/>
    </style:style>
    <style:style style:name="P15" style:family="paragraph">
      <loext:graphic-properties draw:fill="none"/>
      <style:paragraph-properties fo:text-align="start"/>
      <style:text-properties fo:font-size="18pt"/>
    </style:style>
    <style:style style:name="P16" style:family="paragraph">
      <loext:graphic-properties draw:fill="solid" draw:fill-color="#ffffff"/>
      <style:paragraph-properties fo:margin-top="0cm" fo:margin-bottom="0cm" fo:line-height="100%" fo:text-align="start"/>
    </style:style>
    <style:style style:name="P17" style:family="paragraph">
      <style:paragraph-properties fo:margin-top="0cm" fo:margin-bottom="0cm" fo:line-height="100%" fo:text-align="center"/>
    </style:style>
    <style:style style:name="P18" style:family="paragraph">
      <loext:graphic-properties draw:fill="solid" draw:fill-color="#ffffff"/>
      <style:paragraph-properties fo:margin-top="0cm" fo:margin-bottom="0cm" fo:line-height="100%" fo:text-align="center"/>
    </style:style>
    <style:style style:name="T1" style:family="text">
      <style:text-properties fo:color="#00000a"/>
    </style:style>
    <style:style style:name="T2" style:family="text">
      <style:text-properties fo:color="#00000a" fo:font-size="12pt" fo:font-weight="bold" style:font-size-asian="12pt" style:font-weight-asian="bold"/>
    </style:style>
    <style:style style:name="T3" style:family="text">
      <style:text-properties fo:color="#00000a" fo:font-size="8pt" style:font-size-asian="8pt"/>
    </style:style>
    <style:style style:name="T4" style:family="text">
      <style:text-properties fo:color="#00000a" fo:font-size="5pt" style:font-size-asian="5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2"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2.902cm" fo:min-width="4.764cm" fo:padding-top="0.127cm" fo:padding-bottom="0.127cm" fo:padding-left="0.254cm" fo:padding-right="0.254cm" fo:wrap-option="wrap" fo:margin-left="0.339cm" fo:margin-right="0.339cm" fo:margin-top="0.026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39cm" fo:margin-right="0.37cm" fo:margin-top="0.009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none" draw:textarea-vertical-align="top" draw:auto-grow-height="false" draw:fit-to-size="false" fo:min-height="0.533cm" fo:min-width="3.306cm" fo:padding-top="0.125cm" fo:padding-bottom="0.125cm" fo:padding-left="0.25cm" fo:padding-right="0.25cm" fo:wrap-option="wrap" style:run-through="foreground"/>
    </style:style>
    <style:style style:name="gr4"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0cm" fo:min-width="3.501cm" fo:padding-top="0.125cm" fo:padding-bottom="0.125cm" fo:padding-left="0.25cm" fo:padding-right="0.25cm" fo:wrap-option="wrap" style:run-through="foreground"/>
    </style:style>
    <style:style style:name="gr5" style:family="graphic" style:parent-style-name="Frame">
      <style:graphic-properties draw:stroke="none" svg:stroke-width="0cm" draw:fill="none" draw:textarea-vertical-align="top" draw:auto-grow-height="false" fo:min-height="0.826cm" fo:min-width="4.126cm" fo:padding-top="0.127cm" fo:padding-bottom="0.127cm" fo:padding-left="0.254cm" fo:padding-right="0.254cm" fo:wrap-option="wrap" fo:margin-left="0.328cm" fo:margin-right="0.318cm" fo:margin-top="0.00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msArrowEnd_20_5" draw:marker-end-width="0.21cm" draw:marker-end-center="false" draw:stroke-linejoin="round" draw:fill="none" draw:textarea-vertical-align="top" draw:auto-grow-height="false" fo:min-height="0cm" fo:min-width="4.958cm" fo:padding-top="0.125cm" fo:padding-bottom="0.125cm" fo:padding-left="0.25cm" fo:padding-right="0.25cm" fo:wrap-option="wrap" fo:margin-left="0.339cm" fo:margin-right="0.37cm" fo:margin-top="0.159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0.339cm" fo:min-width="1.224cm" fo:padding-top="0.125cm" fo:padding-bottom="0.125cm" fo:padding-left="0.25cm" fo:padding-right="0.25cm" fo:wrap-option="wrap" fo:margin-left="0.33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0.335cm" fo:min-width="1.217cm" fo:padding-top="0.127cm" fo:padding-bottom="0.127cm" fo:padding-left="0.254cm" fo:padding-right="0.254cm" fo:wrap-option="wrap" fo:margin-left="0.32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solid" svg:stroke-width="0.026cm" svg:stroke-color="#000000" draw:stroke-linejoin="miter" draw:fill="solid" draw:fill-color="#ffffff" draw:textarea-vertical-align="top" draw:auto-grow-height="false" fo:min-height="2.589cm" fo:min-width="3.274cm" fo:padding-top="0.127cm" fo:padding-bottom="0.127cm" fo:padding-left="0.254cm" fo:padding-right="0.254cm" fo:wrap-option="wrap" fo:margin-left="0.332cm" fo:margin-right="0.339cm" fo:margin-top="0.023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none" svg:stroke-width="0cm" draw:fill="none" draw:textarea-vertical-align="middle" draw:auto-grow-height="false" fo:min-height="0.303cm" fo:min-width="1.207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353cm" fo:margin-right="0.332cm" fo:margin-top="0.023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ffffff" draw:textarea-vertical-align="top" draw:auto-grow-height="false" draw:fit-to-size="false" fo:min-height="0.222cm" fo:min-width="0.681cm" fo:padding-top="0.125cm" fo:padding-bottom="0.125cm" fo:padding-left="0.25cm" fo:padding-right="0.25cm" fo:wrap-option="wrap" style:run-through="foreground"/>
    </style:style>
    <style:style style:name="gr13" style:family="graphic">
      <style:graphic-properties draw:stroke="solid" svg:stroke-width="0.026cm" svg:stroke-color="#000000" draw:stroke-linejoin="miter" draw:fill="solid" draw:fill-color="#ffffff" draw:textarea-vertical-align="top" draw:auto-grow-height="false" draw:fit-to-size="false" fo:min-height="2.593cm" fo:min-width="3.27cm" fo:padding-top="0.125cm" fo:padding-bottom="0.125cm" fo:padding-left="0.25cm" fo:padding-right="0.25cm" fo:wrap-option="wrap" style:run-through="foreground"/>
    </style:style>
    <style:style style:name="gr14" style:family="graphic">
      <style:graphic-properties draw:stroke="solid" svg:stroke-width="0.026cm" svg:stroke-color="#000000" draw:stroke-linejoin="miter" draw:fill="solid" draw:fill-color="#ffffff" draw:textarea-vertical-align="top" draw:auto-grow-height="false" draw:fit-to-size="false" fo:min-height="0.485cm" fo:min-width="0.995cm" fo:padding-top="0.125cm" fo:padding-bottom="0.125cm" fo:padding-left="0.25cm" fo:padding-right="0.25cm" fo:wrap-option="wrap" style:run-through="foreground"/>
    </style:style>
    <style:style style:name="gr15" style:family="graphic">
      <style:graphic-properties draw:stroke="solid" svg:stroke-width="0.026cm" svg:stroke-color="#000000" draw:stroke-linejoin="miter" draw:fill="solid" draw:fill-color="#ffffff" draw:textarea-vertical-align="top" draw:auto-grow-height="false" draw:fit-to-size="false" fo:min-height="0.224cm" fo:min-width="0.681cm" fo:padding-top="0.125cm" fo:padding-bottom="0.125cm" fo:padding-left="0.25cm" fo:padding-right="0.25cm" fo:wrap-option="wrap" style:run-through="foreground"/>
    </style:style>
    <style:style style:name="gr16" style:family="graphic">
      <style:graphic-properties draw:stroke="solid" svg:stroke-width="0.026cm" svg:stroke-color="#000000" draw:marker-end="msArrowEnd_20_5" draw:marker-end-width="0.21cm" draw:marker-end-center="false" draw:stroke-linejoin="round" draw:fill="none" draw:textarea-vertical-align="top" draw:auto-grow-height="false" draw:fit-to-size="false" fo:min-height="0cm" fo:min-width="0.54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Plan van aanpak</text:p>
      <text:p text:style-name="Standard"/>
      <text:p text:style-name="P1">Titel van het project:<text:tab/>Rc voertuig telemetreren<text:line-break/>Projectmedewerkers:<text:tab/>Ben De Lathouwer<text:line-break/><text:line-break/>Externe <text:s/>partners/opdrachtgevers: <text:s/></text:p>
      <text:p text:style-name="P1"/>
      <text:h text:style-name="Heading_20_1" text:outline-level="1">Doel &amp; ontwerpspecificaties</text:h>
      <text:h text:style-name="Heading_20_2" text:outline-level="2">Doel</text:h>
      <text:p text:style-name="Standard">Het doel van mijn project is om een Rc auto te <text:s/>telemetreren. Onder telemetreren verstaan we <text:s/>sensoren in te lezen en door te sturen <text:s/>naar een grondstation.<text:line-break/></text:p>
      <text:h text:style-name="Heading_20_2" text:outline-level="2">Ontwerpspecificaties</text:h>
      <text:p text:style-name="Standard">Mijn eindresultaat gaat zijn dat de auto gaat rondrijden .D.m.v. een afstandsbediening. Als deze een muur nadert zal deze op een voor gedefinieerde afstand stoppen en niet meer vooruit kunnen rijden. Eveneens ga <text:s/>ik nog mijn data naar mijn computer sturen en <text:s text:c="2"/>een interface maken om deze data in te lezen in mijn FPGA(de verdere software is voor het vak digitale project)</text:p>
      <text:p text:style-name="Standard"/>
      <text:h text:style-name="Heading_20_1" text:outline-level="1">Functionele analyse</text:h>
      <text:p text:style-name="P1">Black box van het project. Vb.: Telemetrie station voor RC voertuigen</text:p>
      <text:p text:style-name="P1"><draw:custom-shape text:anchor-type="paragraph" draw:z-index="1" draw:style-name="gr1" draw:text-style-name="P10" svg:width="5.271cm" svg:height="3.155cm" svg:x="5.359cm" svg:y="0.626cm"><text:p text:style-name="P8"><text:span text:style-name="T1">Project: <text:line-break/></text:span><text:span text:style-name="T2">Digitale thermome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oup 7" draw:style-name="gr2"><draw:custom-shape draw:style-name="gr3" draw:text-style-name="P12" svg:width="3.805cm" svg:height="0.782cm" svg:x="1.557cm" svg:y="2.037cm"><text:p text:style-name="P11"><text:span text:style-name="T6">Snelheid , rich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13" svg:width="4.001cm" svg:height="0.003cm" svg:x="1.363cm" svg:y="2.825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g><draw:g text:anchor-type="paragraph" draw:z-index="3" draw:name="Group 10" draw:style-name="gr2"><draw:custom-shape draw:style-name="gr3" draw:text-style-name="P12" svg:width="3.805cm" svg:height="0.782cm" svg:x="1.557cm" svg:y="1.138cm"><text:p text:style-name="P11"><text:span text:style-name="T6">Sensore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13" svg:width="4.001cm" svg:height="0.003cm" svg:x="1.363cm" svg:y="1.92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g> </text:p>
      <text:p text:style-name="Standard"><draw:custom-shape text:anchor-type="paragraph" draw:z-index="4" draw:style-name="gr5" draw:text-style-name="P14" svg:width="4.633cm" svg:height="1.079cm" svg:x="10.82cm" svg:y="0.24cm"><text:p text:style-name="P8"><text:span text:style-name="T1">Gebruiker ziet het Sensor data op computer scherm</text:span></text:p><text:p text:style-name="P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5" draw:style-name="gr6" draw:text-style-name="P15" svg:width="5.46cm" svg:height="0.034cm" svg:x="10.62cm" svg:y="-0.386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6" draw:style-name="gr7" draw:text-style-name="P14" svg:width="1.724cm" svg:height="0.588cm" svg:x="-0.4cm" svg:y="-0.178cm"><text:p text:style-name="P8"><text:span text:style-name="T3">Gebruiker</text:span><draw:frame draw:style-name="fr1" text:anchor-type="char" svg:x="-1.095cm" svg:y="-1.182cm" svg:width="3.052cm" svg:height="0.584cm" draw:z-index="1"><draw:text-box><text:p text:style-name="P8"><text:span text:style-name="T3">RC <text:s/>auto</text:span></text:p></draw:text-box></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paragraph" draw:z-index="7" draw:style-name="gr8" draw:text-style-name="P14" svg:width="1.724cm" svg:height="0.588cm" svg:x="16.194cm" svg:y="0.905cm"><text:p text:style-name="P8"><text:span text:style-name="T3">Gebrui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line-break/>Telemetrie station:</text:p>
      <text:list xml:id="list3929772786191685375" text:style-name="WWNum1">
        <text:list-item>
          <text:p text:style-name="P7">Sensor meet afstand , motorstroom , geografische locatie(gps),….</text:p>
        </text:list-item>
        <text:list-item>
          <text:p text:style-name="P7">Sensor <text:s/>wordt uitgelezen</text:p>
        </text:list-item>
        <text:list-item>
          <text:p text:style-name="P7">data wordt doorgezonden naa</text:p>
        </text:list-item>
        <text:list-item>
          <text:p text:style-name="P7">De gemeten temperatuur wordt zichtbaar gemaakt op het scherm</text:p>
        </text:list-item>
        <text:list-item>
          <text:p text:style-name="P7"><text:soft-page-break/>het syteem kijk of de afstand kleiner is dan de opgegeven afstand</text:p>
        </text:list-item>
        <text:list-item>
          <text:p text:style-name="P7">Iendien kleiner stop en blokeer de voorwaartse optie <text:line-break/></text:p>
        </text:list-item>
      </text:list>
      <text:p text:style-name="Standard">Initieel blokdiagram: </text:p>
      <text:p text:style-name="Standard"><draw:custom-shape text:anchor-type="paragraph" draw:z-index="8" draw:style-name="gr9" draw:text-style-name="P10" svg:width="3.781cm" svg:height="2.842cm" svg:x="4.182cm" svg:y="0.058cm"><text:p text:style-name="P9"><text:span text:style-name="T4">µ-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0" draw:name="Group 44" draw:style-name="gr11"><draw:custom-shape draw:style-name="gr12" draw:text-style-name="P16" svg:width="1.181cm" svg:height="0.472cm" svg:x="1.954cm" svg:y="0.058cm"><text:p text:style-name="P11"><text:span text:style-name="T7">Afstands senso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18" svg:width="3.77cm" svg:height="2.842cm" svg:x="4.187cm" svg:y="0.058cm"><text:p text:style-name="P17"><text:span text:style-name="T7">µ-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16" svg:width="1.495cm" svg:height="0.735cm" svg:x="9.01cm" svg:y="0.173cm"><text:p text:style-name="P11"><text:span text:style-name="T7">gronds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16" svg:width="1.181cm" svg:height="0.473cm" svg:x="1.954cm" svg:y="1.217cm"><text:p text:style-name="P11"><text:span text:style-name="T7">U sen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13" svg:width="1.04cm" svg:height="0.003cm" svg:x="3.141cm" svg:y="0.287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16" draw:text-style-name="P13" svg:width="1.04cm" svg:height="0.003cm" svg:x="3.141cm" svg:y="1.448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draw:style-name="gr16" draw:text-style-name="P13" svg:width="1.04cm" svg:height="0.003cm" svg:x="7.964cm" svg:y="0.45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g></text:p>
      <text:p text:style-name="Standard"/>
      <text:p text:style-name="Standard"/>
      <text:p text:style-name="Standard"/>
      <text:p text:style-name="Standard"><draw:custom-shape text:anchor-type="paragraph" draw:z-index="9" draw:style-name="gr10" draw:text-style-name="P14" svg:width="1.206cm" svg:height="0.302cm" svg:x="3.03cm" svg:y="0.702cm"><text:p text:style-name="P8"><text:span text:style-name="T3">RC <text:s/>a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1" text:outline-level="1">Work Breakdown Structure (WBS)</text:h>
      <text:p text:style-name="Standard"/>
      <text:p text:style-name="P2"/>
      <text:p text:style-name="Standard"><text:span text:style-name="T5">1. prototype <text:tab/><text:tab/><text:tab/><text:tab/> <text:s text:c="22"/>3 weken<text:line-break/><text:tab/></text:span>1.1 sensoren testen<text:tab/><text:tab/><text:tab/><text:tab/>1 week<text:line-break/><text:tab/>1.2 programma schrijven<text:tab/><text:tab/><text:tab/>2 weken<text:line-break/><text:span text:style-name="T5">2. print tekenen<text:tab/><text:tab/><text:tab/>1 week<text:line-break/>3. print debuggen <text:tab/><text:tab/><text:tab/>4 weken<text:line-break/><text:tab/></text:span><text:line-break/><text:span text:style-name="T5">4.alles integreren <text:tab/><text:tab/><text:tab/><text:tab/>2 weken</text:span></text:p>
      <text:p text:style-name="Standard"><text:span text:style-name="T5">5.documentatie schrijven <text:tab/><text:tab/><text:tab/>4 weken</text:span></text:p>
      <text:h text:style-name="Heading_20_1" text:outline-level="1">Gantt-chart</text:h>
      <text:p text:style-name="P3"><draw:frame draw:style-name="fr2" draw:name="Afbeelding1" text:anchor-type="char" svg:x="-2.499cm" svg:y="0.67cm" svg:width="21.001cm" svg:height="2.357cm" draw:z-index="12"><draw:image xlink:href="Pictures/1000000000000772000000D6D4343145F1836291.png" xlink:type="simple" xlink:show="embed" xlink:actuate="onLoad"/></draw:frame></text:p>
      <text:h text:style-name="Heading_20_1" text:outline-level="1">Handtekeningen</text:h>
      <text:p text:style-name="Standard"/>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2" svg:font-family="Calibri"/>
    <style:font-face style:name="Courier New" svg:font-family="'Courier New'" style:font-adornments="Regular" style:font-family-generic="modern" style:font-pitch="fixed"/>
    <style:font-face style:name="Calibri1"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nl" fo:country="BE" style:letter-kerning="true" style:font-name-asian="Calibri3" style:font-size-asian="10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BE" style:letter-kerning="true" style:font-name-asian="Calibri3"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nl" fo:country="BE" style:font-name-asian="Calibri3"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itel_20_Char" style:display-name="Titel Char" style:family="text" style:parent-style-name="Default_20_Paragraph_20_Font">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9:45:00</meta:creation-date>
    <meta:initial-creator>wda</meta:initial-creator>
    <dc:language>en-GB</dc:language>
    <dc:date>2016-02-28T10:51:38</dc:date>
    <meta:editing-cycles>10</meta:editing-cycles>
    <meta:editing-duration>P1DT53M</meta:editing-duration>
    <meta:generator>LibreOffice/5.0.4.2$Windows_x86 LibreOffice_project/2b9802c1994aa0b7dc6079e128979269cf95bc78</meta:generator>
    <meta:document-statistic meta:table-count="0" meta:image-count="1" meta:object-count="0" meta:page-count="2" meta:paragraph-count="30" meta:word-count="233" meta:character-count="1563" meta:non-whitespace-character-count="1297"/>
    <meta:user-defined meta:name="AppVersion">15.0000</meta:user-defined>
    <meta:user-defined meta:name="Company">Campus De Nay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